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P3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officeooo:paragraph-rsid="00108b35"/>
    </style:style>
    <style:style style:name="P4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officeooo:paragraph-rsid="00110d6e"/>
    </style:style>
    <style:style style:name="P5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officeooo:paragraph-rsid="00126263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size="12pt" fo:font-weight="bold" officeooo:rsid="00108b35" officeooo:paragraph-rsid="00108b35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08b35" style:text-blinking="false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8b35" style:text-blinking="false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0d6e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26263" style:text-blinking="false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108b35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110d6e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10d6e" style:text-blinking="false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10d6e" style:text-blinking="false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10d6e" style:text-blinking="false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6263" style:text-blinking="false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officeooo:rsid="00110d6e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officeooo:rsid="00126263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126263" style:text-blinking="false" fo:background-color="transparent" loext:char-shading-value="0" style:font-size-asian="12pt" style:font-weight-asian="bold" style:font-size-complex="12pt" style:font-weight-complex="bold"/>
    </style:style>
    <style:style style:name="T17" style:family="text">
      <style:text-properties officeooo:rsid="00108b35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a736c9f5-7fff-0b17-47e0-a6783966c248"/><text:span text:style-name="T17">1.</text:span>Execute the below code and write your description in txt file</text:p>
      <text:list xml:id="list2996803168" text:style-name="L5">
        <text:list-item>
          <text:list>
            <text:list-item>
              <text:p text:style-name="P1">typeof(1)</text:p>
            </text:list-item>
            <text:list-item>
              <text:p text:style-name="P1">typeof(1.1)</text:p>
            </text:list-item>
            <text:list-item>
              <text:p text:style-name="P1">typeof('1.1')</text:p>
            </text:list-item>
            <text:list-item>
              <text:p text:style-name="P1">typeof(true)</text:p>
            </text:list-item>
            <text:list-item>
              <text:p text:style-name="P1">typeof(null)</text:p>
            </text:list-item>
            <text:list-item>
              <text:p text:style-name="P1">typeof(undefined)</text:p>
            </text:list-item>
            <text:list-item>
              <text:p text:style-name="P1">typeof([])</text:p>
            </text:list-item>
            <text:list-item>
              <text:p text:style-name="P1">typeof({})</text:p>
            </text:list-item>
            <text:list-item>
              <text:p text:style-name="P1">typeof(NaN)</text:p>
            </text:list-item>
          </text:list>
        </text:list-item>
      </text:list>
      <text:p text:style-name="P6"><text:bookmark text:name="docs-internal-guid-49e90fdc-7fff-25ae-7a76-3ec0032e05f9"/><text:span text:style-name="T1">Description:</text:span></text:p>
      <text:list xml:id="list2782934758" text:style-name="L6">
        <text:list-item>
          <text:p text:style-name="P3"><text:span text:style-name="T4">It’s a </text:span><text:span text:style-name="Strong_20_Emphasis"><text:span text:style-name="T7">Number</text:span></text:span><text:span text:style-name="T4"> data type </text:span></text:p>
        </text:list-item>
        <text:list-item>
          <text:p text:style-name="P3"><text:span text:style-name="T4">Is a also </text:span><text:span text:style-name="Strong_20_Emphasis"><text:span text:style-name="T7">Number</text:span></text:span><text:span text:style-name="T4"> data type</text:span><text:span text:style-name="T2"> </text:span></text:p>
        </text:list-item>
        <text:list-item>
          <text:p text:style-name="P3"><text:span text:style-name="T4">The values represent single quotes so it’s show the result </text:span><text:span text:style-name="Strong_20_Emphasis"><text:span text:style-name="T7">String</text:span></text:span><text:span text:style-name="T4"> data type</text:span></text:p>
        </text:list-item>
        <text:list-item>
          <text:p text:style-name="P4"><text:span text:style-name="T5">It’s a </text:span><text:span text:style-name="Strong_20_Emphasis"><text:span text:style-name="T8">Boolean</text:span></text:span><text:span text:style-name="T5"> data type (for the condition of true or false)</text:span><text:span text:style-name="T4"> </text:span></text:p>
        </text:list-item>
        <text:list-item>
          <text:p text:style-name="P4"><text:span text:style-name="T5">The </text:span><text:span text:style-name="Strong_20_Emphasis"><text:span text:style-name="T8">Null</text:span></text:span><text:span text:style-name="T5"> type has exactly one value</text:span></text:p>
        </text:list-item>
        <text:list-item>
          <text:p text:style-name="P4"><text:span text:style-name="T5">It’s shows </text:span><text:span text:style-name="Strong_20_Emphasis"><text:span text:style-name="T8">Undefined</text:span></text:span><text:span text:style-name="T5"> </text:span><text:span text:style-name="T6">data type</text:span><text:span text:style-name="T5">(it’s mean a</text:span><text:span text:style-name="T3"> variable that has not been assigned a value has the value </text:span><text:span text:style-name="Source_20_Text"><text:span text:style-name="T9">undefined</text:span></text:span><text:span text:style-name="Source_20_Text"><text:span text:style-name="T10">)</text:span></text:span></text:p>
        </text:list-item>
        <text:list-item>
          <text:p text:style-name="P4"><text:span text:style-name="Source_20_Text"><text:span text:style-name="T12">It’s a </text:span></text:span><text:span text:style-name="Strong_20_Emphasis"><text:span text:style-name="T14">Object </text:span></text:span><text:span text:style-name="Strong_20_Emphasis"><text:span text:style-name="T13">data type</text:span></text:span><text:span text:style-name="Strong_20_Emphasis"><text:span text:style-name="T12">(objects can be seen as a collection of properties</text:span></text:span><text:span text:style-name="Strong_20_Emphasis"><text:span text:style-name="T13">)</text:span></text:span></text:p>
        </text:list-item>
        <text:list-item>
          <text:p text:style-name="P5"><text:span text:style-name="Source_20_Text"><text:span text:style-name="T12">It’s </text:span></text:span><text:span text:style-name="Source_20_Text"><text:span text:style-name="T13">also show</text:span></text:span><text:span text:style-name="Source_20_Text"><text:span text:style-name="T12"> </text:span></text:span><text:span text:style-name="Strong_20_Emphasis"><text:span text:style-name="T14">Object </text:span></text:span><text:span text:style-name="Strong_20_Emphasis"><text:span text:style-name="T13">data type</text:span></text:span><text:span text:style-name="Strong_20_Emphasis"><text:span text:style-name="T12">(objects can be seen as a collection of properties</text:span></text:span><text:span text:style-name="Strong_20_Emphasis"><text:span text:style-name="T13">)</text:span></text:span></text:p>
        </text:list-item>
        <text:list-item>
          <text:p text:style-name="P5"><text:span text:style-name="Strong_20_Emphasis"><text:span text:style-name="T13">It’s show the </text:span></text:span><text:span text:style-name="Strong_20_Emphasis"><text:span text:style-name="T15">Number</text:span></text:span><text:span text:style-name="Strong_20_Emphasis"><text:span text:style-name="T13"> data type but it mention the value is </text:span></text:span><text:span text:style-name="Strong_20_Emphasis"><text:span text:style-name="T15">Not-a-Number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5:59:53.615280143</meta:creation-date>
    <dc:date>2021-11-19T16:31:08.827457072</dc:date>
    <meta:editing-duration>PT9M54S</meta:editing-duration>
    <meta:editing-cycles>1</meta:editing-cycles>
    <meta:document-statistic meta:table-count="0" meta:image-count="0" meta:object-count="0" meta:page-count="1" meta:paragraph-count="20" meta:word-count="141" meta:character-count="777" meta:non-whitespace-character-count="671"/>
    <meta:generator>LibreOffice/6.4.7.2$Linux_X86_64 LibreOffice_project/40$Build-2</meta:generator>
  </office:meta>
</office:document-meta>
</file>